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666666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ec3fc" officeooo:paragraph-rsid="001ec3fc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ec3fc" officeooo:paragraph-rsid="001ec3fc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2254b5" officeooo:paragraph-rsid="002254b5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23d285" officeooo:paragraph-rsid="0023d285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3f3c3" officeooo:paragraph-rsid="0023f3c3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8b46" officeooo:paragraph-rsid="00228b46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" officeooo:rsid="00228b46" officeooo:paragraph-rsid="00228b46" fo:background-color="transparent"/>
    </style:style>
    <style:style style:name="T1" style:family="text">
      <style:text-properties officeooo:rsid="0024ea28"/>
    </style:style>
    <style:style style:name="T2" style:family="text">
      <style:text-properties officeooo:rsid="00267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conomie</text:p>
      <text:p text:style-name="P1">Analyse financière</text:p>
      <text:p text:style-name="P2"/>
      <text:p text:style-name="P3">1. Le Bilan</text:p>
      <text:p text:style-name="P3"/>
      <text:p text:style-name="P3">⇒ Fourni une image de la situation financière de l’entreprise</text:p>
      <text:p text:style-name="P3"/>
      <text:p text:style-name="P3">⇒ Le bilan comptable normalisé décrit le patrimoine de l’entreprise plus selon un point de vue juridique que financier</text:p>
      <text:p text:style-name="P3"/>
      <text:p text:style-name="P3">⇒ Ce que l’entreprise possède ⇒ Actif ⇒ 2 types d’emplois : Bien + créance</text:p>
      <text:p text:style-name="P4">⇒ Ce que l’entreprise doit ⇒ Passif ⇒ 2 types de ressources : Capitaux propres + Dettes</text:p>
      <text:p text:style-name="P3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8">Actif (Entrées)</text:p>
          </table:table-cell>
          <table:table-cell table:style-name="Tableau1.B1" office:value-type="string">
            <text:p text:style-name="P8">Passif (Ressources)</text:p>
          </table:table-cell>
        </table:table-row>
        <table:table-row>
          <table:table-cell table:style-name="Tableau1.A2" office:value-type="string">
            <text:p text:style-name="P6">Immobilisations</text:p>
          </table:table-cell>
          <table:table-cell table:style-name="Tableau1.B2" office:value-type="string">
            <text:p text:style-name="P6">Capitaux propres ⇒ Capital</text:p>
          </table:table-cell>
        </table:table-row>
        <table:table-row>
          <table:table-cell table:style-name="Tableau1.A3" office:value-type="string">
            <text:p text:style-name="P6">Circulant (stock, créance)</text:p>
          </table:table-cell>
          <table:table-cell table:style-name="Tableau1.B3" table:number-rows-spanned="2" office:value-type="string">
            <text:p text:style-name="P6">Dettes</text:p>
          </table:table-cell>
        </table:table-row>
        <table:table-row>
          <table:table-cell table:style-name="Tableau1.A3" office:value-type="string">
            <text:p text:style-name="P6">Trésorerie</text:p>
          </table:table-cell>
          <table:covered-table-cell table:style-name="Tableau1.B3"/>
        </table:table-row>
      </table:table>
      <text:p text:style-name="P3"/>
      <text:p text:style-name="P5">A. Le passif</text:p>
      <text:p text:style-name="P5"/>
      <text:p text:style-name="P5">⇒ 3 types de ressources</text:p>
      <text:p text:style-name="P5"><text:tab/>⇒ Celles fournies par le propriétaire ou les associés</text:p>
      <text:p text:style-name="P5"><text:tab/><text:tab/>⇒ Capital social</text:p>
      <text:p text:style-name="P5"><text:tab/><text:span text:style-name="T1">⇒ Celles accumulées par l’entreprise grâce aux bénéfices</text:span></text:p>
      <text:p text:style-name="P5"><text:tab/><text:tab/><text:span text:style-name="T1">⇒ Les réserve</text:span><text:span text:style-name="T2">s</text:span></text:p>
      <text:p text:style-name="P5"><text:tab/><text:span text:style-name="T1">⇒ Celles apportées par des prêteurs</text:span></text:p>
      <text:p text:style-name="P5"><text:tab/><text:tab/><text:span text:style-name="T1">⇒ Les det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9:12:00.208793769</meta:creation-date>
    <dc:date>2024-09-04T09:49:18.904324599</dc:date>
    <meta:editing-duration>PT16M56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121" meta:character-count="724" meta:non-whitespace-character-count="616"/>
  </office:meta>
</office:document-meta>
</file>